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80a" officeooo:paragraph-rsid="001ad80a"/>
    </style:style>
    <style:style style:name="P2" style:family="paragraph" style:parent-style-name="Standard">
      <style:text-properties officeooo:rsid="001ad80a" officeooo:paragraph-rsid="001d4524"/>
    </style:style>
    <style:style style:name="P3" style:family="paragraph" style:parent-style-name="Standard">
      <style:text-properties officeooo:rsid="001b8e4d" officeooo:paragraph-rsid="001d4524"/>
    </style:style>
    <style:style style:name="P4" style:family="paragraph" style:parent-style-name="Standard">
      <style:text-properties officeooo:paragraph-rsid="001d4524"/>
    </style:style>
    <style:style style:name="P5" style:family="paragraph" style:parent-style-name="Standard">
      <style:text-properties officeooo:paragraph-rsid="001e5661"/>
    </style:style>
    <style:style style:name="P6" style:family="paragraph" style:parent-style-name="Standard">
      <style:text-properties officeooo:paragraph-rsid="0021bf83"/>
    </style:style>
    <style:style style:name="P7" style:family="paragraph" style:parent-style-name="Standard">
      <style:text-properties officeooo:paragraph-rsid="00239a7d"/>
    </style:style>
    <style:style style:name="P8" style:family="paragraph" style:parent-style-name="Standard">
      <style:text-properties style:use-window-font-color="true" style:font-name="Liberation Serif" fo:font-size="14pt" officeooo:paragraph-rsid="00239a7d" fo:background-color="transparent" style:font-size-asian="14pt" style:font-size-complex="14pt"/>
    </style:style>
    <style:style style:name="P9" style:family="paragraph" style:parent-style-name="Standard">
      <style:text-properties officeooo:paragraph-rsid="0024abc9"/>
    </style:style>
    <style:style style:name="P10" style:family="paragraph" style:parent-style-name="Standard">
      <style:text-properties fo:color="#0055aa" officeooo:paragraph-rsid="001d4524"/>
    </style:style>
    <style:style style:name="P11" style:family="paragraph" style:parent-style-name="Standard">
      <style:text-properties fo:font-size="18pt" fo:font-weight="bold" officeooo:rsid="001ad80a" officeooo:paragraph-rsid="001ad80a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1ad80a" officeooo:paragraph-rsid="002cdee9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style:text-underline-style="solid" style:text-underline-width="auto" style:text-underline-color="font-color" fo:font-weight="bold" officeooo:rsid="002ad728" officeooo:paragraph-rsid="002ad728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style:text-underline-style="solid" style:text-underline-width="auto" style:text-underline-color="font-color" fo:font-weight="bold" officeooo:rsid="002ca6f8" officeooo:paragraph-rsid="002ca6f8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4pt" officeooo:paragraph-rsid="001d4524" style:font-size-asian="14pt" style:font-size-complex="14pt"/>
    </style:style>
    <style:style style:name="P16" style:family="paragraph" style:parent-style-name="Standard">
      <style:text-properties fo:font-size="14pt" officeooo:paragraph-rsid="001e5661" style:font-size-asian="14pt" style:font-size-complex="14pt"/>
    </style:style>
    <style:style style:name="P17" style:family="paragraph" style:parent-style-name="Standard">
      <style:text-properties fo:font-size="14pt" officeooo:paragraph-rsid="0021bf83" style:font-size-asian="14pt" style:font-size-complex="14pt"/>
    </style:style>
    <style:style style:name="P18" style:family="paragraph" style:parent-style-name="Standard">
      <style:text-properties style:font-name="Liberation Serif" fo:font-size="14pt" officeooo:paragraph-rsid="0024abc9" style:font-size-asian="14pt" style:font-size-complex="14pt"/>
    </style:style>
    <style:style style:name="P19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2ad728" officeooo:paragraph-rsid="002ad728" style:font-size-asian="18pt" style:font-weight-asian="bold" style:font-size-complex="18pt" style:font-weight-complex="bold"/>
    </style:style>
    <style:style style:name="P20" style:family="paragraph" style:parent-style-name="Standard">
      <style:text-properties style:text-underline-style="none" officeooo:paragraph-rsid="0021bf83"/>
    </style:style>
    <style:style style:name="P21" style:family="paragraph" style:parent-style-name="Standard">
      <style:text-properties style:font-name="Monospace" fo:font-size="14pt" fo:font-weight="normal" officeooo:rsid="00293f6a" officeooo:paragraph-rsid="00293f6a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Monospace" fo:font-size="14pt" fo:font-weight="normal" officeooo:paragraph-rsid="00293f6a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Monospace" fo:font-size="14pt" fo:font-weight="normal" officeooo:paragraph-rsid="002a92e4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ff00ff" style:font-name="Liberation Serif" fo:font-size="14pt" style:text-underline-style="none" fo:font-weight="bold" officeooo:rsid="002ad728" officeooo:paragraph-rsid="002ad728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ff00ff" style:font-name="Liberation Serif" fo:font-size="14pt" style:text-underline-style="none" fo:font-weight="bold" officeooo:rsid="002ad728" officeooo:paragraph-rsid="002ca6f8" style:font-size-asian="14pt" style:font-weight-asian="bold" style:font-size-complex="14pt" style:font-weight-complex="bold"/>
    </style:style>
    <style:style style:name="P26" style:family="paragraph" style:parent-style-name="Standard">
      <style:text-properties officeooo:paragraph-rsid="002ca6f8"/>
    </style:style>
    <style:style style:name="P27" style:family="paragraph" style:parent-style-name="Standard">
      <style:text-properties officeooo:paragraph-rsid="002cdee9"/>
    </style:style>
    <style:style style:name="P28" style:family="paragraph" style:parent-style-name="Standard">
      <style:text-properties style:use-window-font-color="true" style:font-name="Liberation Serif" fo:font-size="14pt" officeooo:rsid="002ad728" officeooo:paragraph-rsid="002ca6f8" style:font-size-asian="14pt" style:font-size-complex="14pt"/>
    </style:style>
    <style:style style:name="P29" style:family="paragraph" style:parent-style-name="Standard">
      <style:text-properties style:use-window-font-color="true" style:font-name="Liberation Serif" fo:font-size="18pt" style:text-underline-style="solid" style:text-underline-width="auto" style:text-underline-color="font-color" fo:font-weight="bold" officeooo:rsid="002ca6f8" officeooo:paragraph-rsid="002ca6f8" style:font-size-asian="18pt" style:font-weight-asian="bold" style:font-size-complex="18pt" style:font-weight-complex="bold"/>
    </style:style>
    <style:style style:name="P30" style:family="paragraph" style:parent-style-name="Standard">
      <style:text-properties fo:font-variant="normal" fo:text-transform="none" fo:color="#235a81" style:text-line-through-style="none" style:text-line-through-type="none" style:font-name="monospace" fo:font-size="12pt" fo:letter-spacing="normal" fo:language="zxx" fo:country="none" fo:font-style="normal" style:text-underline-style="none" fo:font-weight="normal" officeooo:rsid="00227ca4" officeooo:paragraph-rsid="00239a7d" style:text-blinking="false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P31" style:family="paragraph" style:parent-style-name="Standard">
      <style:text-properties fo:font-variant="normal" fo:text-transform="none" fo:color="#235a81" style:text-line-through-style="none" style:text-line-through-type="none" style:font-name="monospace" fo:font-size="12pt" fo:letter-spacing="normal" fo:language="zxx" fo:country="none" fo:font-style="normal" style:text-underline-style="none" fo:font-weight="normal" officeooo:rsid="00239a7d" officeooo:paragraph-rsid="00239a7d" style:text-blinking="false" fo:background-color="transparent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P32" style:family="paragraph" style:parent-style-name="Standard">
      <style:text-properties fo:font-variant="normal" fo:text-transform="none" fo:color="#0055aa" style:text-line-through-style="none" style:text-line-through-type="none" style:font-name="monospace" fo:font-size="12pt" fo:letter-spacing="normal" fo:language="zxx" fo:country="none" fo:font-style="normal" style:text-underline-style="none" fo:font-weight="normal" officeooo:rsid="00239a7d" officeooo:paragraph-rsid="00239a7d" style:text-blinking="false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P33" style:family="paragraph" style:parent-style-name="Standard">
      <style:text-properties fo:font-variant="normal" fo:text-transform="none" fo:color="#0055aa" style:text-line-through-style="none" style:text-line-through-type="none" style:font-name="monospace" fo:font-size="12pt" fo:letter-spacing="normal" fo:language="zxx" fo:country="none" fo:font-style="normal" style:text-underline-style="none" fo:font-weight="normal" officeooo:rsid="0024abc9" officeooo:paragraph-rsid="0024abc9" style:text-blinking="false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P34" style:family="paragraph" style:parent-style-name="Standard">
      <style:text-properties fo:font-variant="normal" fo:text-transform="none" style:use-window-font-color="true" style:text-line-through-style="none" style:text-line-through-type="none" style:font-name="monospace" fo:font-size="14pt" fo:letter-spacing="normal" fo:language="zxx" fo:country="none" fo:font-style="normal" style:text-underline-style="none" fo:font-weight="normal" officeooo:rsid="0024abc9" officeooo:paragraph-rsid="0024abc9" style:text-blinking="false" style:font-size-asian="14pt" style:language-asian="zxx" style:country-asian="none" style:font-size-complex="14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P35" style:family="paragraph" style:parent-style-name="Standard">
      <style:text-properties fo:font-variant="normal" fo:text-transform="none" style:use-window-font-color="true" style:text-line-through-style="none" style:text-line-through-type="none" style:font-name="monospace" fo:font-size="12pt" fo:letter-spacing="normal" fo:language="zxx" fo:country="none" fo:font-style="normal" style:text-underline-style="none" fo:font-weight="normal" officeooo:rsid="0024abc9" officeooo:paragraph-rsid="0024abc9" style:text-blinking="false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P36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2pt" fo:letter-spacing="normal" fo:language="zxx" fo:country="none" fo:font-style="normal" style:text-underline-style="none" fo:font-weight="normal" officeooo:rsid="0024abc9" officeooo:paragraph-rsid="0024abc9" style:text-blinking="false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P37" style:family="paragraph" style:parent-style-name="Standard">
      <style:text-properties officeooo:paragraph-rsid="0024abc9"/>
    </style:style>
    <style:style style:name="T1" style:family="text">
      <style:text-properties officeooo:rsid="001ad80a"/>
    </style:style>
    <style:style style:name="T2" style:family="text">
      <style:text-properties officeooo:rsid="001b8e4d"/>
    </style:style>
    <style:style style:name="T3" style:family="text">
      <style:text-properties officeooo:rsid="001d4524"/>
    </style:style>
    <style:style style:name="T4" style:family="text">
      <style:text-properties officeooo:rsid="001e5661"/>
    </style:style>
    <style:style style:name="T5" style:family="text">
      <style:text-properties officeooo:rsid="0021bf83"/>
    </style:style>
    <style:style style:name="T6" style:family="text">
      <style:text-properties style:text-underline-style="none"/>
    </style:style>
    <style:style style:name="T7" style:family="text">
      <style:text-properties fo:font-variant="normal" fo:text-transform="none" style:text-line-through-style="none" style:text-line-through-type="none" fo:letter-spacing="normal" fo:language="zxx" fo:country="none" fo:font-style="normal" style:text-underline-style="none" fo:font-weight="normal" officeooo:rsid="00227ca4" style:text-blinking="false" style:language-asian="zxx" style:country-asian="none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8" style:family="text">
      <style:text-properties fo:font-variant="normal" fo:text-transform="none" style:text-line-through-style="none" style:text-line-through-type="none" fo:letter-spacing="normal" fo:language="zxx" fo:country="none" fo:font-style="normal" style:text-underline-style="none" fo:font-weight="normal" officeooo:rsid="00239a7d" style:text-blinking="false" style:language-asian="zxx" style:country-asian="none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9" style:family="text">
      <style:text-properties fo:font-variant="normal" fo:text-transform="none" style:text-line-through-style="none" style:text-line-through-type="none" fo:letter-spacing="normal" fo:language="zxx" fo:country="none" fo:font-style="normal" style:text-underline-style="none" fo:font-weight="normal" style:text-blinking="false" style:language-asian="zxx" style:country-asian="none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0" style:family="text">
      <style:text-properties fo:font-variant="normal" fo:text-transform="none" fo:color="#235a81" style:text-line-through-style="none" style:text-line-through-type="none" style:font-name="monospace" fo:font-size="12pt" fo:letter-spacing="normal" fo:language="zxx" fo:country="none" fo:font-style="normal" style:text-underline-style="none" fo:font-weight="normal" officeooo:rsid="00227ca4" style:text-blinking="false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1" style:family="text">
      <style:text-properties fo:font-variant="normal" fo:text-transform="none" fo:color="#235a81" style:text-line-through-style="none" style:text-line-through-type="none" style:font-name="monospace" fo:font-size="12pt" fo:letter-spacing="normal" fo:language="zxx" fo:country="none" fo:font-style="normal" style:text-underline-style="none" fo:font-weight="normal" officeooo:rsid="00239a7d" style:text-blinking="false" fo:background-color="transparent" loext:char-shading-value="0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2" style:family="text">
      <style:text-properties fo:font-variant="normal" fo:text-transform="none" fo:color="#235a81" style:text-line-through-style="none" style:text-line-through-type="none" style:font-name="Liberation Serif" fo:font-size="12pt" fo:letter-spacing="normal" fo:language="zxx" fo:country="none" fo:font-style="normal" style:text-underline-style="none" fo:font-weight="normal" officeooo:rsid="00239a7d" style:text-blinking="false" fo:background-color="transparent" loext:char-shading-value="0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3" style:family="text">
      <style:text-properties fo:font-variant="normal" fo:text-transform="none" fo:color="#0055aa" style:text-line-through-style="none" style:text-line-through-type="none" style:font-name="Liberation Serif" fo:font-size="12pt" fo:letter-spacing="normal" fo:language="zxx" fo:country="none" fo:font-style="normal" style:text-underline-style="none" fo:font-weight="normal" officeooo:rsid="00240807" style:text-blinking="false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4" style:family="text">
      <style:text-properties fo:font-variant="normal" fo:text-transform="none" fo:color="#0055aa" style:text-line-through-style="none" style:text-line-through-type="none" style:font-name="Liberation Serif" fo:font-size="12pt" fo:letter-spacing="normal" fo:language="zxx" fo:country="none" fo:font-style="normal" style:text-underline-style="none" fo:font-weight="normal" officeooo:rsid="00239a7d" style:text-blinking="false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5" style:family="text">
      <style:text-properties fo:font-variant="normal" fo:text-transform="none" fo:color="#0055aa" style:text-line-through-style="none" style:text-line-through-type="none" style:font-name="Liberation Serif" fo:font-size="12pt" fo:letter-spacing="normal" fo:language="zxx" fo:country="none" fo:font-style="normal" style:text-underline-style="none" fo:font-weight="normal" officeooo:rsid="0024abc9" style:text-blinking="false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6" style:family="text">
      <style:text-properties fo:font-variant="normal" fo:text-transform="none" fo:color="#0055aa" style:text-line-through-style="none" style:text-line-through-type="none" style:font-name="Liberation Serif" fo:font-size="12pt" fo:letter-spacing="normal" fo:language="zxx" fo:country="none" fo:font-style="normal" style:text-underline-style="solid" style:text-underline-width="auto" style:text-underline-color="font-color" fo:font-weight="normal" officeooo:rsid="0024abc9" style:text-blinking="false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monospace" fo:font-size="12pt" fo:letter-spacing="normal" fo:language="zxx" fo:country="none" fo:font-style="normal" style:text-underline-style="none" fo:font-weight="normal" officeooo:rsid="0024abc9" style:text-blinking="false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8" style:family="text">
      <style:text-properties fo:font-variant="normal" fo:text-transform="none" style:use-window-font-color="true" style:text-line-through-style="none" style:text-line-through-type="none" fo:letter-spacing="normal" fo:language="zxx" fo:country="none" fo:font-style="normal" style:text-underline-style="none" fo:font-weight="normal" officeooo:rsid="0024abc9" style:text-blinking="false" style:language-asian="zxx" style:country-asian="none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9" style:family="text">
      <style:text-properties fo:font-variant="normal" fo:text-transform="none" style:use-window-font-color="true" style:text-line-through-style="none" style:text-line-through-type="none" fo:letter-spacing="normal" fo:language="zxx" fo:country="none" fo:font-style="normal" style:text-underline-style="none" fo:font-weight="normal" officeooo:rsid="00239a7d" style:text-blinking="false" style:language-asian="zxx" style:country-asian="none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20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language="zxx" fo:country="none" fo:font-style="normal" style:text-underline-style="none" fo:font-weight="normal" officeooo:rsid="0024abc9" style:text-blinking="false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21" style:family="text">
      <style:text-properties fo:font-variant="normal" fo:text-transform="none" fo:color="#ff00ff" style:text-line-through-style="none" style:text-line-through-type="none" style:font-name="monospace" fo:font-size="12pt" fo:letter-spacing="normal" fo:language="zxx" fo:country="none" fo:font-style="normal" style:text-underline-style="none" fo:font-weight="normal" officeooo:rsid="00227ca4" style:text-blinking="false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22" style:family="text">
      <style:text-properties fo:font-variant="normal" fo:text-transform="none" fo:color="#ff00ff" style:text-line-through-style="none" style:text-line-through-type="none" style:font-name="Liberation Serif" fo:font-size="12pt" fo:letter-spacing="normal" fo:language="zxx" fo:country="none" fo:font-style="normal" style:text-underline-style="none" fo:font-weight="normal" officeooo:rsid="00240807" style:text-blinking="false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23" style:family="text">
      <style:text-properties fo:font-variant="normal" fo:text-transform="none" fo:color="#ff00ff" style:text-line-through-style="none" style:text-line-through-type="none" style:font-name="Liberation Serif" fo:font-size="12pt" fo:letter-spacing="normal" fo:language="zxx" fo:country="none" fo:font-style="normal" style:text-underline-style="none" fo:font-weight="normal" officeooo:rsid="0024abc9" style:text-blinking="false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24" style:family="text">
      <style:text-properties fo:font-variant="normal" fo:text-transform="none" fo:color="#ff00ff" style:text-line-through-style="none" style:text-line-through-type="none" style:font-name="Liberation Serif" fo:font-size="12pt" fo:letter-spacing="normal" fo:language="zxx" fo:country="none" fo:font-style="normal" style:text-underline-style="solid" style:text-underline-width="auto" style:text-underline-color="font-color" fo:font-weight="normal" officeooo:rsid="0024abc9" style:text-blinking="false" style:font-size-asian="12pt" style:language-asian="zxx" style:country-asian="none" style:font-size-complex="12pt" style:language-complex="zxx" style:country-complex="none" loext:padding-left="0cm" loext:padding-right="0cm" loext:padding-top="0cm" loext:padding-bottom="0.049cm" loext:border-left="none" loext:border-right="none" loext:border-top="none" loext:border-bottom="0.06pt dotted #000000"/>
    </style:style>
    <style:style style:name="T25" style:family="text">
      <style:text-properties fo:color="#770088"/>
    </style:style>
    <style:style style:name="T26" style:family="text">
      <style:text-properties fo:color="#770088" officeooo:rsid="00293f6a"/>
    </style:style>
    <style:style style:name="T27" style:family="text">
      <style:text-properties fo:color="#ff00ff"/>
    </style:style>
    <style:style style:name="T28" style:family="text">
      <style:text-properties fo:color="#ff00ff" officeooo:rsid="00293f6a"/>
    </style:style>
    <style:style style:name="T29" style:family="text">
      <style:text-properties fo:color="#ff00ff" style:font-name="Liberation Serif" fo:font-size="14pt" style:text-underline-style="none" fo:font-weight="bold" officeooo:rsid="002ad728" style:font-size-asian="14pt" style:font-weight-asian="bold" style:font-size-complex="14pt" style:font-weight-complex="bold"/>
    </style:style>
    <style:style style:name="T30" style:family="text">
      <style:text-properties fo:color="#ff00ff" style:font-name="Liberation Serif" fo:font-size="14pt" style:text-underline-style="none" officeooo:rsid="002ad728" style:font-size-asian="14pt" style:font-size-complex="14pt"/>
    </style:style>
    <style:style style:name="T31" style:family="text">
      <style:text-properties fo:color="#ff00ff" style:font-name="Monospace"/>
    </style:style>
    <style:style style:name="T32" style:family="text">
      <style:text-properties fo:color="#ff00ff" style:font-name="Monospace" officeooo:rsid="001e5661"/>
    </style:style>
    <style:style style:name="T33" style:family="text">
      <style:text-properties fo:color="#ff00ff" style:font-name="Monospace" officeooo:rsid="00203786"/>
    </style:style>
    <style:style style:name="T34" style:family="text">
      <style:text-properties fo:color="#ff00ff" style:text-underline-style="solid" style:text-underline-width="auto" style:text-underline-color="font-color"/>
    </style:style>
    <style:style style:name="T35" style:family="text">
      <style:text-properties fo:color="#ff00ff" style:text-underline-style="none"/>
    </style:style>
    <style:style style:name="T36" style:family="text">
      <style:text-properties fo:color="#0055aa"/>
    </style:style>
    <style:style style:name="T37" style:family="text">
      <style:text-properties fo:color="#0055aa" style:font-name="Monospace"/>
    </style:style>
    <style:style style:name="T38" style:family="text">
      <style:text-properties fo:color="#0055aa" style:font-name="Monospace" officeooo:rsid="00203786"/>
    </style:style>
    <style:style style:name="T39" style:family="text">
      <style:text-properties fo:color="#0055aa" style:font-name="Monospace" officeooo:rsid="001e5661"/>
    </style:style>
    <style:style style:name="T40" style:family="text">
      <style:text-properties fo:color="#0055aa" officeooo:rsid="002ca6f8"/>
    </style:style>
    <style:style style:name="T41" style:family="text">
      <style:text-properties fo:color="#0055aa" style:font-name="Liberation Serif" fo:font-size="14pt" style:text-underline-style="none" fo:font-weight="normal" officeooo:rsid="002cdee9" style:font-size-asian="14pt" style:font-weight-asian="normal" style:font-size-complex="14pt" style:font-weight-complex="normal"/>
    </style:style>
    <style:style style:name="T42" style:family="text">
      <style:text-properties style:use-window-font-color="true" style:font-name="Liberation Serif"/>
    </style:style>
    <style:style style:name="T43" style:family="text">
      <style:text-properties style:use-window-font-color="true" style:font-name="Liberation Serif" fo:font-size="14pt" style:text-underline-style="none" fo:font-weight="bold" officeooo:rsid="002ad728" style:font-size-asian="14pt" style:font-weight-asian="bold" style:font-size-complex="14pt" style:font-weight-complex="bold"/>
    </style:style>
    <style:style style:name="T44" style:family="text">
      <style:text-properties style:use-window-font-color="true" style:font-name="Liberation Serif" fo:font-size="14pt" style:text-underline-style="none" fo:font-weight="normal" officeooo:rsid="002ad728" style:font-size-asian="14pt" style:font-weight-asian="normal" style:font-size-complex="14pt" style:font-weight-complex="normal"/>
    </style:style>
    <style:style style:name="T45" style:family="text">
      <style:text-properties style:use-window-font-color="true" style:font-name="Liberation Serif" fo:font-size="14pt" style:text-underline-style="none" style:font-size-asian="14pt" style:font-size-complex="14pt"/>
    </style:style>
    <style:style style:name="T46" style:family="text">
      <style:text-properties style:use-window-font-color="true" style:font-name="Liberation Serif" fo:font-size="14pt" style:text-underline-style="none" officeooo:rsid="002ad728" style:font-size-asian="14pt" style:font-size-complex="14pt"/>
    </style:style>
    <style:style style:name="T47" style:family="text">
      <style:text-properties style:use-window-font-color="true" style:font-name="Liberation Serif" fo:font-size="14pt" officeooo:rsid="002ad728" style:font-size-asian="14pt" style:font-size-complex="14pt"/>
    </style:style>
    <style:style style:name="T48" style:family="text">
      <style:text-properties style:use-window-font-color="true" style:font-name="Liberation Serif" officeooo:rsid="002ad728"/>
    </style:style>
    <style:style style:name="T49" style:family="text">
      <style:text-properties officeooo:rsid="00293f6a"/>
    </style:style>
    <style:style style:name="T50" style:family="text">
      <style:text-properties officeooo:rsid="002a92e4"/>
    </style:style>
    <style:style style:name="T51" style:family="text">
      <style:text-properties fo:color="#f99e42"/>
    </style:style>
    <style:style style:name="T52" style:family="text">
      <style:text-properties fo:color="#f7153b"/>
    </style:style>
    <style:style style:name="T53" style:family="text">
      <style:text-properties fo:color="#f7153b" style:font-name="Liberation Serif" fo:font-size="14pt" style:text-underline-style="none" fo:font-weight="bold" officeooo:rsid="002ad728" style:font-size-asian="14pt" style:font-weight-asian="bold" style:font-size-complex="14pt" style:font-weight-complex="bold"/>
    </style:style>
    <style:style style:name="T54" style:family="text">
      <style:text-properties fo:color="#f7153b" style:font-name="Liberation Serif" fo:font-size="14pt" style:text-underline-style="none" fo:font-weight="normal" officeooo:rsid="002ad728" style:font-size-asian="14pt" style:font-weight-asian="normal" style:font-size-complex="14pt" style:font-weight-complex="normal"/>
    </style:style>
    <style:style style:name="T55" style:family="text">
      <style:text-properties fo:color="#f7153b" style:font-name="Liberation Serif" fo:font-size="14pt" style:text-underline-style="none" fo:font-weight="normal" officeooo:rsid="002ca6f8" style:font-size-asian="14pt" style:font-weight-asian="normal" style:font-size-complex="14pt" style:font-weight-complex="normal"/>
    </style:style>
    <style:style style:name="T56" style:family="text">
      <style:text-properties fo:color="#f7153b" style:font-name="Liberation Serif" fo:font-size="14pt" style:text-underline-style="none" fo:font-weight="normal" officeooo:rsid="002cdee9" style:font-size-asian="14pt" style:font-weight-asian="normal" style:font-size-complex="14pt" style:font-weight-complex="normal"/>
    </style:style>
    <style:style style:name="T57" style:family="text">
      <style:text-properties fo:color="#f7153b" style:font-name="Liberation Serif" fo:font-size="14pt" officeooo:rsid="002ad728" style:font-size-asian="14pt" style:font-size-complex="14pt"/>
    </style:style>
    <style:style style:name="T58" style:family="text">
      <style:text-properties fo:color="#f7153b" style:font-name="Liberation Serif" fo:font-size="14pt" officeooo:rsid="002ca6f8" style:font-size-asian="14pt" style:font-size-complex="14pt"/>
    </style:style>
    <style:style style:name="T59" style:family="text">
      <style:text-properties fo:color="#f7153b" style:font-name="Liberation Serif" fo:font-size="14pt" fo:font-weight="normal" style:font-size-asian="14pt" style:font-weight-asian="normal" style:font-size-complex="14pt" style:font-weight-complex="normal"/>
    </style:style>
    <style:style style:name="T60" style:family="text">
      <style:text-properties fo:color="#13ef34"/>
    </style:style>
    <style:style style:name="T61" style:family="text">
      <style:text-properties fo:color="#13ef34" officeooo:rsid="00293f6a"/>
    </style:style>
    <style:style style:name="T62" style:family="text">
      <style:text-properties fo:color="#13ef34" officeooo:rsid="002a92e4"/>
    </style:style>
    <style:style style:name="T63" style:family="text">
      <style:text-properties fo:color="#c9211e" style:font-name="Monospa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3">création dossier et les 2 tables</text:p>
      <text:p text:style-name="P13"/>
      <text:p text:style-name="P21"><text:span text:style-name="T25">CREATE DATABASE </text:span><text:s/>information;</text:p>
      <text:p text:style-name="P21"><text:span text:style-name="T25">USE</text:span> information;</text:p>
      <text:p text:style-name="P21"/>
      <text:p text:style-name="P21"><text:span text:style-name="T25">CREATE TABLE</text:span> utilisateurs(</text:p>
      <text:p text:style-name="P21">login <text:span text:style-name="T27">varchar</text:span>(<text:span text:style-name="T60">25</text:span>) <text:span text:style-name="T25">NOT </text:span>null,</text:p>
      <text:p text:style-name="P21">pssword <text:span text:style-name="T27">varchar</text:span>(<text:span text:style-name="T60">25</text:span>)<text:span text:style-name="T25"> NOT </text:span>null,</text:p>
      <text:p text:style-name="P21">superuser <text:span text:style-name="T27">varchar</text:span>(<text:span text:style-name="T60">25</text:span>)<text:span text:style-name="T25"> NOT </text:span>null,</text:p>
      <text:p text:style-name="P21">id <text:span text:style-name="T27">int</text:span>(<text:span text:style-name="T60">10</text:span>) <text:span text:style-name="T25">NOT</text:span> NULL <text:span text:style-name="T25">AUTO_INCREMENT,</text:span></text:p>
      <text:p text:style-name="P21"><text:span text:style-name="T25">PRIMARY KEY</text:span>(id)</text:p>
      <text:p text:style-name="P21">) <text:s/><text:span text:style-name="T25">ENGINE</text:span><text:span text:style-name="T52">=</text:span><text:span text:style-name="T25">InnoDB DEFAULT</text:span> <text:span text:style-name="T51">CHARSERT</text:span><text:span text:style-name="T52">=</text:span>uf8;</text:p>
      <text:p text:style-name="P21"/>
      <text:p text:style-name="P21"><text:span text:style-name="T25">CREATE TABLE</text:span> IMC(</text:p>
      <text:p text:style-name="P22"><text:span text:style-name="T49">nom </text:span><text:span text:style-name="T28">varchar</text:span><text:span text:style-name="T49">(</text:span><text:span text:style-name="T61">25</text:span><text:span text:style-name="T49">) </text:span><text:span text:style-name="T26">NOT </text:span><text:span text:style-name="T49">null,</text:span></text:p>
      <text:p text:style-name="P22"><text:span text:style-name="T49">prenom </text:span><text:span text:style-name="T28">varchar</text:span><text:span text:style-name="T49">(</text:span><text:span text:style-name="T61">25</text:span><text:span text:style-name="T49">) </text:span><text:span text:style-name="T26">NOT </text:span><text:span text:style-name="T49">null,</text:span></text:p>
      <text:p text:style-name="P22"><text:span text:style-name="T49">taille </text:span><text:span text:style-name="T28">int</text:span><text:span text:style-name="T49">(</text:span><text:span text:style-name="T61">4</text:span><text:span text:style-name="T49">) </text:span><text:span text:style-name="T26">NOT </text:span><text:span text:style-name="T49">null,</text:span></text:p>
      <text:p text:style-name="P23"><text:span text:style-name="T50">poids</text:span><text:span text:style-name="T49"> </text:span><text:span text:style-name="T28">int</text:span><text:span text:style-name="T49">(</text:span><text:span text:style-name="T61">4</text:span><text:span text:style-name="T49">) </text:span><text:span text:style-name="T26">NOT </text:span><text:span text:style-name="T49">null,</text:span></text:p>
      <text:p text:style-name="P23"><text:span text:style-name="T50">genre</text:span><text:span text:style-name="T49"> </text:span><text:span text:style-name="T28">varchar</text:span><text:span text:style-name="T49">(</text:span><text:span text:style-name="T61">25</text:span><text:span text:style-name="T49">) </text:span><text:span text:style-name="T26">NOT</text:span><text:span text:style-name="T49"> null,</text:span></text:p>
      <text:p text:style-name="P23"><text:span text:style-name="T50">imc</text:span><text:span text:style-name="T49"> </text:span><text:span text:style-name="T28">int</text:span><text:span text:style-name="T49">(</text:span><text:span text:style-name="T62">3</text:span><text:span text:style-name="T49">)</text:span><text:span text:style-name="T26"> NOT</text:span><text:span text:style-name="T49"> null,</text:span></text:p>
      <text:p text:style-name="P21">id <text:span text:style-name="T27">int(</text:span><text:span text:style-name="T60">10</text:span>)<text:span text:style-name="T25"> NOT </text:span>NULL <text:span text:style-name="T25">AUTO_INCREMENT</text:span>,</text:p>
      <text:p text:style-name="P21"><text:span text:style-name="T25">PRIMARY KEY</text:span>(id)</text:p>
      <text:p text:style-name="P21">) <text:span text:style-name="T25"><text:s/>ENGINE</text:span><text:span text:style-name="T52">=</text:span><text:span text:style-name="T25">InnoDB DEFAULT</text:span> <text:span text:style-name="T51">CHARSERT</text:span><text:span text:style-name="T52">=</text:span>uf8;</text:p>
      <text:p text:style-name="P21"/>
      <text:p text:style-name="P19">Insertion des données dans table «’utilisateurs’»:</text:p>
      <text:p text:style-name="P19"/>
      <text:p text:style-name="P24">SELECT <text:span text:style-name="T25">*</text:span> FROM <text:span text:style-name="T36">`utilisateurs`</text:span>WHERE <text:span text:style-name="T60">1;</text:span></text:p>
      <text:p text:style-name="P26"><text:span text:style-name="T29">INSERT INTO </text:span><text:span text:style-name="T43">utilisateurs (login,pssword,superuser) </text:span><text:span text:style-name="T29">VALUES </text:span><text:span text:style-name="T43">(</text:span><text:span text:style-name="T53">‘</text:span><text:span text:style-name="T54">user10’,’password10’,’0’</text:span><text:span text:style-name="T44">),(‘</text:span><text:span text:style-name="T59">User20’,’password20’,’0’</text:span><text:span text:style-name="T47">),(</text:span><text:span text:style-name="T57">‘user30’,’passeword30’,’</text:span><text:span text:style-name="T58">1</text:span><text:span text:style-name="T57">’</text:span><text:span text:style-name="T47">),(</text:span><text:span text:style-name="T57">‘user</text:span><text:span text:style-name="T58">4</text:span><text:span text:style-name="T57">0’,’passeword</text:span><text:span text:style-name="T58">4</text:span><text:span text:style-name="T57">0’,’</text:span><text:span text:style-name="T58">1</text:span><text:span text:style-name="T57">’</text:span><text:span text:style-name="T47">),(</text:span><text:span text:style-name="T57">‘user</text:span><text:span text:style-name="T58">5</text:span><text:span text:style-name="T57">0’,’passeword</text:span><text:span text:style-name="T58">5</text:span><text:span text:style-name="T57">0’,’</text:span><text:span text:style-name="T58">0</text:span><text:span text:style-name="T57">’</text:span><text:span text:style-name="T47">),(</text:span><text:span text:style-name="T57">‘user</text:span><text:span text:style-name="T58">6</text:span><text:span text:style-name="T57">0’,’passeword</text:span><text:span text:style-name="T58">6</text:span><text:span text:style-name="T57">0’,’</text:span><text:span text:style-name="T58">1</text:span><text:span text:style-name="T57">’</text:span><text:span text:style-name="T47">);</text:span></text:p>
      <text:p text:style-name="P28"/>
      <text:p text:style-name="P14"><text:span text:style-name="T48">I</text:span><text:span text:style-name="T42">nsetion des données dans table «imc»:</text:span></text:p>
      <text:p text:style-name="P29"/>
      <text:p text:style-name="P25">SELECT <text:span text:style-name="T25">*</text:span> FROM <text:span text:style-name="T36">`</text:span><text:span text:style-name="T40">IMC</text:span><text:span text:style-name="T36">`</text:span>WHERE <text:span text:style-name="T60">1;</text:span></text:p>
      <text:p text:style-name="P14"><text:span text:style-name="T30">INSERT INTO </text:span><text:span text:style-name="T45">IMC</text:span><text:span text:style-name="T46"> (</text:span><text:span text:style-name="T45">nom,prenom,taille,poids,genre,imc</text:span><text:span text:style-name="T46">) </text:span><text:span text:style-name="T30">VALUES</text:span></text:p>
      <text:p text:style-name="P27"><text:span text:style-name="T43">(</text:span><text:span text:style-name="T53">‘</text:span><text:span text:style-name="T55">nom</text:span><text:span text:style-name="T56">3</text:span><text:span text:style-name="T55">0</text:span><text:span text:style-name="T54">,’p</text:span><text:span text:style-name="T55">renom</text:span><text:span text:style-name="T56">3</text:span><text:span text:style-name="T54">0’,’</text:span><text:span text:style-name="T55">13</text:span><text:span text:style-name="T54">0’,’</text:span><text:span text:style-name="T55">50’,’homme’,</text:span><text:span text:style-name="T41">NULL</text:span><text:span text:style-name="T44">),</text:span><text:span text:style-name="T43">(</text:span><text:span text:style-name="T53">‘</text:span><text:span text:style-name="T55">nom</text:span><text:span text:style-name="T56">4</text:span><text:span text:style-name="T55">0</text:span><text:span text:style-name="T54">,’p</text:span><text:span text:style-name="T55">renom</text:span><text:span text:style-name="T56">4</text:span><text:span text:style-name="T54">0’,’</text:span><text:span text:style-name="T55">14</text:span><text:span text:style-name="T54">0’,’</text:span><text:span text:style-name="T55">60’,’femme’,</text:span><text:span text:style-name="T41">NULL</text:span><text:span text:style-name="T44">),</text:span></text:p>
      <text:p text:style-name="P27"><text:span text:style-name="T43">(</text:span><text:span text:style-name="T53">‘</text:span><text:span text:style-name="T55">nom</text:span><text:span text:style-name="T56">5</text:span><text:span text:style-name="T55">0</text:span><text:span text:style-name="T54">,’p</text:span><text:span text:style-name="T55">renom</text:span><text:span text:style-name="T56">5</text:span><text:span text:style-name="T54">0’,’</text:span><text:span text:style-name="T55">1</text:span><text:span text:style-name="T56">5</text:span><text:span text:style-name="T54">0’,’</text:span><text:span text:style-name="T56">7</text:span><text:span text:style-name="T55">0’,’</text:span><text:span text:style-name="T56">fe</text:span><text:span text:style-name="T55">mme’,</text:span><text:span text:style-name="T41">NULL</text:span><text:span text:style-name="T44">),</text:span></text:p>
      <text:p text:style-name="P27"><text:span text:style-name="T43">(</text:span><text:span text:style-name="T53">‘</text:span><text:span text:style-name="T55">nom</text:span><text:span text:style-name="T56">60</text:span><text:span text:style-name="T54">,’p</text:span><text:span text:style-name="T55">renom</text:span><text:span text:style-name="T56">60</text:span><text:span text:style-name="T54">’,’</text:span><text:span text:style-name="T55">1</text:span><text:span text:style-name="T56">60</text:span><text:span text:style-name="T54">’,’</text:span><text:span text:style-name="T56">8</text:span><text:span text:style-name="T55">0’,’homme’,</text:span><text:span text:style-name="T41">NULL</text:span><text:span text:style-name="T44">),</text:span></text:p>
      <text:p text:style-name="P27"><text:span text:style-name="T43">(</text:span><text:span text:style-name="T53">‘</text:span><text:span text:style-name="T55">nom</text:span><text:span text:style-name="T56">65</text:span><text:span text:style-name="T54">,’p</text:span><text:span text:style-name="T55">renom</text:span><text:span text:style-name="T56">65</text:span><text:span text:style-name="T54">’,’</text:span><text:span text:style-name="T55">1</text:span><text:span text:style-name="T56">65</text:span><text:span text:style-name="T54">,’</text:span><text:span text:style-name="T56">8</text:span><text:span text:style-name="T55">0’,’</text:span><text:span text:style-name="T56">fe</text:span><text:span text:style-name="T55">mme’,</text:span><text:span text:style-name="T41">NULL</text:span><text:span text:style-name="T44">),</text:span></text:p>
      <text:p text:style-name="P27"><text:soft-page-break/><text:span text:style-name="T43">(</text:span><text:span text:style-name="T53">‘</text:span><text:span text:style-name="T55">nom</text:span><text:span text:style-name="T56">68</text:span><text:span text:style-name="T54">,’p</text:span><text:span text:style-name="T55">renom</text:span><text:span text:style-name="T56">68</text:span><text:span text:style-name="T54">’,’</text:span><text:span text:style-name="T55">1</text:span><text:span text:style-name="T56">68</text:span><text:span text:style-name="T54">’,’</text:span><text:span text:style-name="T56">8</text:span><text:span text:style-name="T55">0’,’homme’,</text:span><text:span text:style-name="T41">NULL</text:span><text:span text:style-name="T44">),</text:span></text:p>
      <text:p text:style-name="P27"><text:span text:style-name="T43">(</text:span><text:span text:style-name="T53">‘</text:span><text:span text:style-name="T55">nom</text:span><text:span text:style-name="T56">70</text:span><text:span text:style-name="T54">,’p</text:span><text:span text:style-name="T55">renom</text:span><text:span text:style-name="T56">70</text:span><text:span text:style-name="T54">’,’</text:span><text:span text:style-name="T55">1</text:span><text:span text:style-name="T56">70</text:span><text:span text:style-name="T54">’,’</text:span><text:span text:style-name="T56">9</text:span><text:span text:style-name="T55">0’,’homme’,</text:span><text:span text:style-name="T41">NULL</text:span><text:span text:style-name="T44">),</text:span></text:p>
      <text:p text:style-name="P27"><text:span text:style-name="T43">(</text:span><text:span text:style-name="T53">‘</text:span><text:span text:style-name="T55">nom</text:span><text:span text:style-name="T56">80</text:span><text:span text:style-name="T54">,’p</text:span><text:span text:style-name="T55">renom</text:span><text:span text:style-name="T56">80</text:span><text:span text:style-name="T54">’,’</text:span><text:span text:style-name="T55">1</text:span><text:span text:style-name="T56">80</text:span><text:span text:style-name="T54">’,’</text:span><text:span text:style-name="T56">10</text:span><text:span text:style-name="T55">0’,’homme’,</text:span><text:span text:style-name="T41">NULL</text:span><text:span text:style-name="T44">),</text:span></text:p>
      <text:p text:style-name="P27"><text:span text:style-name="T43">(</text:span><text:span text:style-name="T53">‘</text:span><text:span text:style-name="T55">nom</text:span><text:span text:style-name="T56">90</text:span><text:span text:style-name="T54">,’p</text:span><text:span text:style-name="T55">renom</text:span><text:span text:style-name="T56">90</text:span><text:span text:style-name="T54">’,’</text:span><text:span text:style-name="T55">1</text:span><text:span text:style-name="T56">90</text:span><text:span text:style-name="T54">,’</text:span><text:span text:style-name="T56">11</text:span><text:span text:style-name="T55">0’,’</text:span><text:span text:style-name="T56">fe</text:span><text:span text:style-name="T55">mme’,</text:span><text:span text:style-name="T41">NULL</text:span><text:span text:style-name="T44">);</text:span></text:p>
      <text:p text:style-name="P12"/>
      <text:p text:style-name="P11">Exercice SQL</text:p>
      <text:p text:style-name="P1"/>
      <text:p text:style-name="P1"/>
      <text:p text:style-name="P15"><text:span text:style-name="T1">question 1 : </text:span>Sélectionner toutes les lignes de la table ‘utilisateurs’</text:p>
      <text:p text:style-name="P4"/>
      <text:p text:style-name="P2"><text:tab/><text:tab/><text:span text:style-name="T31">SELECT</text:span><text:span text:style-name="T37"> * </text:span><text:span text:style-name="T31">FROM</text:span><text:span text:style-name="T37"> utilsateurs;</text:span></text:p>
      <text:p text:style-name="P1"/>
      <text:p text:style-name="P15"><text:span text:style-name="T2">question 2 :</text:span>Sélectionner toutes les lignes de la table ‘IMC’</text:p>
      <text:p text:style-name="P4"/>
      <text:p text:style-name="P3"><text:s/><text:tab/><text:tab/><text:span text:style-name="T31">SELECT</text:span><text:span text:style-name="T37"> * </text:span><text:span text:style-name="T31">FROM</text:span><text:span text:style-name="T37"> IMC;</text:span></text:p>
      <text:p text:style-name="P3"/>
      <text:p text:style-name="P15"><text:span text:style-name="T3">question 3 : </text:span>Sélectionner toutes les lignes de la table ‘utilisateurs’ et ‘IMC’ à la fois</text:p>
      <text:p text:style-name="P4"/>
      <text:p text:style-name="P4"><text:tab/><text:tab/><text:span text:style-name="T32">SELECT</text:span><text:span text:style-name="T39"> * </text:span><text:span text:style-name="T32">FROM</text:span><text:span text:style-name="T39"> utilisateurs, IMC;</text:span></text:p>
      <text:p text:style-name="P10"/>
      <text:p text:style-name="P16"><text:span text:style-name="T4">question 4 :</text:span>Sélectionner tous les utilisateurs qui sont super utilisateurs. </text:p>
      <text:p text:style-name="P5"/>
      <text:p text:style-name="P5"><text:tab/><text:tab/><text:span text:style-name="T33">SELECT </text:span><text:span text:style-name="T38">*</text:span><text:span text:style-name="T33">FROM</text:span><text:span text:style-name="T38"> utilisateurs </text:span><text:span text:style-name="T33">WHERE</text:span><text:span text:style-name="T38"> superuser = 1;</text:span></text:p>
      <text:p text:style-name="P5"/>
      <text:p text:style-name="P17"><text:span text:style-name="T5">question 5 : </text:span>Sélectionner toutes les personnes qui pèsent plus de 65 Kg</text:p>
      <text:p text:style-name="P20"/>
      <text:p text:style-name="P6"><text:span text:style-name="T6"><text:tab/><text:tab/></text:span><text:span text:style-name="T21">SELECT </text:span><text:span text:style-name="T10">*</text:span><text:span text:style-name="T21">FROM</text:span><text:span text:style-name="T10"> 'IMC' </text:span><text:span text:style-name="T21">WHERE</text:span><text:span text:style-name="T10"> poids &gt; 65;</text:span></text:p>
      <text:p text:style-name="P30"/>
      <text:p text:style-name="P8"><text:span text:style-name="T7">q</text:span><text:span text:style-name="T8">uestion 6:</text:span><text:span text:style-name="T9">Sélectionner toutes les personnes qui mesurent moins de 175cm ET qui pèsent plus de 62 <text:tab/><text:tab/>Kg. </text:span></text:p>
      <text:p text:style-name="P31"/>
      <text:p text:style-name="P7"><text:span text:style-name="T11"><text:tab/></text:span><text:span text:style-name="T12"><text:tab/></text:span><text:span text:style-name="T22">SELECT</text:span><text:span text:style-name="T13"> * </text:span><text:span text:style-name="T22">FROM</text:span><text:span text:style-name="T13"> </text:span><text:span text:style-name="T14">`IMC`</text:span><text:span text:style-name="T22">WHERE</text:span><text:span text:style-name="T13"> </text:span><text:span text:style-name="T14">taille</text:span><text:span text:style-name="T13">&lt;</text:span><text:span text:style-name="T14">175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and</text:a><text:span text:style-name="T14"> poids &gt; 6</text:span><text:span text:style-name="T15">2;</text:span></text:p>
      <text:p text:style-name="P32"/>
      <text:p text:style-name="P18"><text:span text:style-name="T19">q</text:span><text:span text:style-name="T18">uestion 7 :</text:span><text:span text:style-name="T9">Mettre l’IMC de toutes les personnes qui pèsent 80Kg à la valeur 20</text:span></text:p>
      <text:p text:style-name="P34"/>
      <text:p text:style-name="P36"/>
      <text:p text:style-name="P9"><text:span text:style-name="T20"><text:tab/><text:tab/></text:span><text:span text:style-name="T15"> </text:span><text:a xlink:type="simple" xlink:href="http://localhost/phpmyadmin/url.php?url=https://dev.mysql.com/doc/refman/5.5/en/update.html" office:target-frame-name="mysql_doc" xlink:show="replace" text:style-name="Internet_20_link" text:visited-style-name="Visited_20_Internet_20_Link"><text:span text:style-name="T35">UPDATE</text:span></text:a><text:span text:style-name="T23"> </text:span><text:span text:style-name="T15">IMC</text:span><text:a xlink:type="simple" xlink:href="http://localhost/phpmyadmin/url.php?url=https://dev.mysql.com/doc/refman/5.5/en/set.html" office:target-frame-name="mysql_doc" xlink:show="replace" text:style-name="Internet_20_link" text:visited-style-name="Visited_20_Internet_20_Link"><text:span text:style-name="T35">SET</text:span></text:a><text:span text:style-name="T23"> </text:span><text:span text:style-name="T15">imc = 20 </text:span><text:span text:style-name="T23">WHERE</text:span><text:span text:style-name="T15"> poids = 80;</text:span></text:p>
      <text:p text:style-name="P33"/>
      <text:p text:style-name="P18"><text:span text:style-name="T18">question 8 : </text:span><text:span text:style-name="T9">Supprimer de la table IMC la personne dont le nom est NOM80. </text:span></text:p>
      <text:p text:style-name="P35"/>
      <text:p text:style-name="P9"><text:span text:style-name="T17"><text:tab/></text:span><text:span text:style-name="T20"><text:tab/></text:span><text:a xlink:type="simple" xlink:href="http://localhost/phpmyadmin/url.php?url=https://dev.mysql.com/doc/refman/5.5/en/delete.html" office:target-frame-name="mysql_doc" xlink:show="replace" text:style-name="Internet_20_link" text:visited-style-name="Visited_20_Internet_20_Link"><text:span text:style-name="T27">DELETE</text:span></text:a><text:span text:style-name="T23"> FROM</text:span><text:span text:style-name="T15"> IMC </text:span><text:span text:style-name="T23">WHERE</text:span><text:span text:style-name="T15"> nom = "Nom80"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6:12:53.415250005</meta:creation-date>
    <dc:date>2022-01-07T09:50:01.315915174</dc:date>
    <meta:editing-duration>PT1H14M42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2" meta:paragraph-count="51" meta:word-count="277" meta:character-count="2301" meta:non-whitespace-character-count="2049"/>
  </office:meta>
</office:document-meta>
</file>